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oogle Sans" svg:font-family="'Google Sans', Roboto, RobotoDraft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ee0b2" officeooo:paragraph-rsid="000ee0b2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fo:color="#1f1f1f" style:font-name="Google Sans" fo:font-size="12pt" fo:letter-spacing="normal" fo:font-style="normal" style:text-underline-style="none" fo:font-weight="normal" officeooo:paragraph-rsid="00112a42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1f1f1f" style:font-name="Google Sans" fo:font-size="12pt" fo:letter-spacing="normal" fo:font-style="normal" style:text-underline-style="none" fo:font-weight="normal" officeooo:paragraph-rsid="0010277b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text-properties fo:font-variant="normal" fo:text-transform="none" fo:color="#1f1f1f" style:font-name="Google Sans" fo:font-size="12pt" fo:letter-spacing="normal" fo:font-style="italic" style:text-underline-style="solid" style:text-underline-width="auto" style:text-underline-color="font-color" fo:font-weight="bold" officeooo:paragraph-rsid="0010277b" style:font-size-asian="12pt" style:font-style-asian="italic" style:font-weight-asian="bold" style:font-size-complex="12pt" style:font-style-complex="italic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1f1f1f" style:font-name="Google Sans" fo:font-size="12pt" fo:letter-spacing="normal" fo:font-style="italic" style:text-underline-style="solid" style:text-underline-width="auto" style:text-underline-color="font-color" fo:font-weight="bold" officeooo:paragraph-rsid="00112a42" style:font-size-asian="12pt" style:font-style-asian="italic" style:font-weight-asian="bold" style:font-size-complex="12pt" style:font-style-complex="italic" style:font-weight-complex="bold"/>
    </style:style>
    <style:style style:name="T1" style:family="text">
      <style:text-properties officeooo:rsid="000ee0b2"/>
    </style:style>
    <style:style style:name="T2" style:family="text">
      <style:text-properties fo:font-variant="normal" fo:text-transform="none" fo:color="#1f1f1f" style:font-name="Google Sans" fo:font-size="16.5pt" fo:letter-spacing="normal" fo:font-style="normal" fo:font-weight="normal"/>
    </style:style>
    <style:style style:name="T3" style:family="text">
      <style:text-properties fo:font-variant="normal" fo:text-transform="none" fo:color="#1f1f1f" style:font-name="Google Sans" fo:font-size="10.5pt" fo:letter-spacing="normal" fo:font-style="normal" fo:font-weight="normal" style:font-size-asian="9.14999961853027pt" style:font-size-complex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Geladeira definir propriedades matematicas</text:p>
      <text:p text:style-name="P5"/>
      <text:p text:style-name="P2">1. Volume do Paralelepípedo: O volume de um paralelepípedo pode ser calculado multiplicando-se o comprimento (L), a largura (W) e a altura (H) do sólido. A fórmula do volume é: V = L × W × H</text:p>
      <text:p text:style-name="P2"/>
      <text:p text:style-name="P2">2. Área do Paralelepípedo: O paralelepípedo possui três pares de faces retangulares, e cada par tem a mesma área. Para calcular a área de cada par de faces, usamos as seguintes fórmulas: Área da face frontal e traseira: A = L × H Área da face superior e inferior: A = W × H Área das faces laterais (duas): A = 2 × L × W O paralelepípedo possui um total de 6 faces, então a área total (A_total) é a soma das áreas de todas as faces: A_total = 2 × (L × H + W × H + L × W)</text:p>
      <text:p text:style-name="P2"/>
      <text:p text:style-name="P2">3. Número de Faces e Arestas do Paralelepípedo: Um paralelepípedo tem seis faces e doze arestas. As faces podem ser divididas em três pares de faces paralelas, onde cada par tem a mesma área. Além disso, há oito vértices onde as arestas se enco.</text:p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oogle Sans" svg:font-family="'Google Sans', Roboto, RobotoDraft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0-09T14:02:02.384552386</meta:creation-date>
    <dc:date>2023-10-09T14:41:22.688173037</dc:date>
    <meta:editing-duration>PT8M58S</meta:editing-duration>
    <meta:editing-cycles>1</meta:editing-cycles>
    <meta:document-statistic meta:table-count="0" meta:image-count="0" meta:object-count="0" meta:page-count="1" meta:paragraph-count="4" meta:word-count="188" meta:character-count="946" meta:non-whitespace-character-count="762"/>
    <meta:generator>LibreOffice/6.0.7.3$Linux_X86_64 LibreOffice_project/00m0$Build-3</meta:generator>
  </office:meta>
</office:document-meta>
</file>